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.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AuthenticationData.cleanup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ype.compareTo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serAuthenticationData.getData( 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AuthenticationData.setData( Type type , char [ ]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AuthenticationData.UserAuthentication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ype.equals( Object o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